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11_9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11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. M. Isaacs</text:p>
      <text:p text:style-name="P2">Signed letter<text:tab/><text:tab/><text:tab/><text:tab/><text:tab/>Y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20 Tebeth 5614</text:p>
      <text:p text:style-name="P2">Date (derived from Gregorian calendar)<text:tab/>December 1854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New York</text:p>
      <text:p text:style-name="P2">State<text:tab/><text:tab/><text:tab/><text:tab/><text:tab/><text:tab/>New York<text:tab/> <text:s text:c="2"/><text:tab/><text:tab/><text:tab/><text:tab/>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/>
      <text:p text:style-name="P2"/>
      <text:p text:style-name="P2">IV. Physical Features </text:p>
      <text:p text:style-name="P2"/>
      <text:p text:style-name="P2">Condition (e.g. fragile)<text:tab/><text:tab/><text:tab/>Fragile</text:p>
      <text:p text:style-name="P2">Paper size (letter or legal size)<text:tab/><text:tab/></text:p>
      <text:p text:style-name="P2">Number of Pages<text:tab/><text:tab/><text:tab/><text:tab/>2</text:p>
      <text:p text:style-name="P2">Number of Sheets<text:tab/><text:tab/><text:tab/><text:tab/>2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Page 1]</text:span></text:p>
      <text:p text:style-name="P4"><text:span text:style-name="T1">119 West Houston Street/</text:span></text:p>
      <text:p text:style-name="P4"><text:span text:style-name="T1">New York, Tebeth 20</text:span><text:span text:style-name="T2">th</text:span><text:span text:style-name="T1"> 5614/</text:span></text:p>
      <text:p text:style-name="P2"><text:span text:style-name="T1">Esteemed Sir,/</text:span></text:p>
      <text:p text:style-name="P2"><text:span text:style-name="T1"><text:tab/>We propose D. V./ resuming our weekly issue in January,/ and although from a business point of/ view, it may be a measure of/ somewhat doubtful prudence, we are/ nevertheless of opinion that our/ Enterprise will be favored as of old, &amp;/ we may still be enabled to [?] ourselves/ for some good end at least./</text:span></text:p>
      <text:p text:style-name="P2"><text:span text:style-name="T1"><text:tab/>Meanwhile, we need/ not say that it will afford us much/ gratification to greet you again as a/ regular contributor to our pages. <text:s/>If/ you have leisure to write even a/ page or two, it will be acceptable/ to us as evincing your continued/ sympathy &amp; good will, and as assisting/ us in our work of supplying our/ coreligionists with a periodical that/ shall be creditable to them &amp; ourselves./</text:span></text:p>
      <text:p text:style-name="P2"><text:span text:style-name="T1"><text:tab/>We trust, Rev. &amp; dear/ sir, soon to have the pleasure of/</text:span></text:p>
      <text:p text:style-name="P2"><text:span text:style-name="T1"/></text:p>
      <text:p text:style-name="P2"><text:span text:style-name="T1">[Page 2]</text:span></text:p>
      <text:p text:style-name="P2"><text:span text:style-name="T1">receiving a few lines from you/ In the interim, we remain with/ best wishes for yourself &amp; family/</text:span></text:p>
      <text:p text:style-name="P2"><text:span text:style-name="T1"><text:tab/>Truly yours/</text:span></text:p>
      <text:p text:style-name="P2"><text:span text:style-name="T1"><text:tab/><text:tab/>S M Isaacs &amp; son/</text:span></text:p>
      <text:p text:style-name="P2"><text:span text:style-name="T1">Rev S. Morais,/</text:span></text:p>
      <text:p text:style-name="P2"><text:span text:style-name="T1"><text:tab/>Philadelphia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4-21T11:15:44</meta:creation-date>
    <dc:date>2009-04-21T11:29:07</dc:date>
    <dc:language>en-US</dc:language>
    <meta:editing-cycles>2</meta:editing-cycles>
    <meta:editing-duration>PT13M2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3" meta:word-count="341" meta:character-count="2280"/>
  </office:meta>
</office:document-meta>
</file>